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159600000B2FE715690B.svm"/>
  <manifest:file-entry manifest:media-type="" manifest:full-path="Pictures/200000A000004C2600002E995E9327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91cm" fo:margin-right="0cm" fo:margin-top="0cm" fo:margin-bottom="0cm" fo:line-height="100%" fo:orphans="2" fo:widows="2" fo:text-indent="0cm" style:auto-text-indent="false" style:page-number="auto" style:writing-mode="lr-tb"/>
      <style:text-properties fo:color="#000000" fo:font-weight="bold"/>
    </style:style>
    <style:style style:name="P2" style:family="paragraph" style:parent-style-name="Text_20_body">
      <style:paragraph-properties fo:margin-left="2.91cm" fo:margin-right="0cm" fo:margin-top="0cm" fo:margin-bottom="0cm" fo:line-height="100%" fo:orphans="2" fo:widows="2" fo:text-indent="0cm" style:auto-text-indent="false" style:writing-mode="lr-tb"/>
      <style:text-properties fo:color="#000000" fo:font-weight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master-page-name="">
      <style:paragraph-properties fo:margin-left="3.493cm" fo:margin-right="0cm" fo:margin-top="0cm" fo:margin-bottom="0cm" fo:line-height="100%" fo:orphans="2" fo:widows="2" fo:text-indent="0cm" style:auto-text-indent="false" style:page-number="auto" style:writing-mode="lr-tb"/>
    </style:style>
    <style:style style:name="P5" style:family="paragraph" style:parent-style-name="Text_20_body">
      <style:paragraph-properties fo:margin-left="3.493cm" fo:margin-right="0cm" fo:margin-top="0cm" fo:margin-bottom="0cm" fo:line-height="100%" fo:orphans="2" fo:widows="2" fo:text-indent="0cm" style:auto-text-indent="false" style:writing-mode="lr-tb"/>
    </style:style>
    <style:style style:name="P6" style:family="paragraph" style:parent-style-name="Text_20_body">
      <style:paragraph-properties fo:margin-left="3.493cm" fo:margin-right="0cm" fo:margin-top="0cm" fo:margin-bottom="0cm" fo:line-height="100%" fo:orphans="2" fo:widows="2" fo:text-indent="0cm" style:auto-text-indent="false" style:writing-mode="lr-tb"/>
      <style:text-properties fo:color="#000000" fo:font-weight="bold"/>
    </style:style>
    <style:style style:name="P7" style:family="paragraph" style:parent-style-name="Standard">
      <style:paragraph-properties fo:margin-top="0cm" fo:margin-bottom="0cm"/>
      <style:text-properties fo:font-weight="bold" style:font-weight-asian="bold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fo:line-height="150%" fo:text-align="justify" style:justify-single-word="false"/>
    </style:style>
    <style:style style:name="P10" style:family="paragraph" style:parent-style-name="Standard">
      <style:paragraph-properties fo:margin-top="0cm" fo:margin-bottom="0cm" fo:line-height="150%" fo:text-align="justify" style:justify-single-word="false" fo:background-color="transparent">
        <style:background-image/>
      </style:paragraph-properties>
      <style:text-properties style:font-name="Calibri1" fo:font-size="11pt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font-name="Calibri1" fo:font-size="11pt" fo:background-color="transparent" style:font-size-asian="11pt" style:font-size-complex="11pt"/>
    </style:style>
    <style:style style:name="P12" style:family="paragraph" style:parent-style-name="List_20_Paragraph">
      <style:paragraph-properties fo:margin-top="0cm" fo:margin-bottom="0cm" fo:line-height="150%" fo:text-align="justify" style:justify-single-word="false"/>
      <style:text-properties style:font-name="Calibri1" fo:font-size="11pt" fo:font-style="italic" style:font-size-asian="11pt" style:font-style-asian="italic" style:font-size-complex="11pt" style:font-style-complex="italic"/>
    </style:style>
    <style:style style:name="P13" style:family="paragraph" style:parent-style-name="List_20_Paragraph">
      <style:paragraph-properties fo:margin-top="0cm" fo:margin-bottom="0cm" fo:line-height="150%" fo:text-align="justify" style:justify-single-word="false"/>
      <style:text-properties style:font-name="Calibri1" fo:font-size="11pt" fo:font-weight="bold" style:font-size-asian="11pt" style:font-weight-asian="bold" style:font-size-complex="11pt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fo:color="#000000" fo:font-size="11pt" fo:font-weight="bold" style:font-size-asian="11pt" style:font-weight-asian="bold" style:font-size-complex="11pt"/>
    </style:style>
    <style:style style:name="P15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1pt"/>
    </style:style>
    <style:style style:name="P18" style:family="paragraph" style:parent-style-name="Text_20_body">
      <style:paragraph-properties fo:margin-left="0cm" fo:margin-right="0cm" fo:margin-top="0cm" fo:margin-bottom="0cm" fo:line-height="115%" fo:text-indent="0cm" style:auto-text-indent="false" fo:background-color="transparent">
        <style:background-image/>
      </style:paragraph-properties>
      <style:text-properties fo:color="#000000" style:font-name="Calibri1" fo:font-size="11pt" fo:background-color="transparent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fo:line-height="115%" fo:text-indent="0cm" style:auto-text-indent="false" fo:background-color="transparent">
        <style:background-image/>
      </style:paragraph-properties>
      <style:text-properties fo:color="#000000" style:font-name="Calibri1" fo:font-size="11pt" fo:background-color="#ffff00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color="#000000" style:font-name="Calibri1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font-name="Calibri1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style:writing-mode="lr-tb"/>
    </style:style>
    <style:style style:name="P24" style:family="paragraph" style:parent-style-name="List_20_Paragraph" style:list-style-name="WWNum1">
      <style:paragraph-properties fo:margin-top="0cm" fo:margin-bottom="0cm"/>
      <style:text-properties fo:font-weight="bold" style:font-weight-asian="bold"/>
    </style:style>
    <style:style style:name="P25" style:family="paragraph" style:parent-style-name="List_20_Paragraph" style:list-style-name="WWNum1">
      <style:paragraph-properties fo:margin-top="0cm" fo:margin-bottom="0cm" fo:line-height="150%" fo:text-align="justify" style:justify-single-word="false"/>
      <style:text-properties fo:font-weight="bold" style:font-weight-asian="bold"/>
    </style:style>
    <style:style style:name="P26" style:family="paragraph" style:parent-style-name="List_20_Paragraph" style:list-style-name="WWNum1">
      <style:paragraph-properties fo:margin-top="0cm" fo:margin-bottom="0cm" fo:line-height="150%" fo:text-align="justify" style:justify-single-word="false"/>
      <style:text-properties style:font-name="Calibri1" fo:font-size="11pt" fo:font-weight="bold" style:font-size-asian="11pt" style:font-weight-asian="bold" style:font-size-complex="11pt"/>
    </style:style>
    <style:style style:name="P27" style:family="paragraph" style:parent-style-name="List_20_Paragraph" style:list-style-name="WWNum2">
      <style:paragraph-properties fo:margin-top="0cm" fo:margin-bottom="0cm" fo:line-height="150%" fo:text-align="justify" style:justify-single-word="false"/>
      <style:text-properties style:font-name="Calibri1" fo:font-size="11pt" fo:font-style="italic" style:font-size-asian="11pt" style:font-style-asian="italic" style:font-size-complex="11pt" style:font-style-complex="italic"/>
    </style:style>
    <style:style style:name="P28" style:family="paragraph" style:parent-style-name="List_20_Paragraph" style:list-style-name="WWNum2">
      <style:paragraph-properties fo:margin-top="0cm" fo:margin-bottom="0cm" fo:line-height="150%" fo:text-align="justify" style:justify-single-word="false"/>
      <style:text-properties style:font-name="Calibri1" fo:font-size="11pt" fo:language="pt" fo:country="BR" fo:font-style="italic" fo:font-weight="normal" style:font-size-asian="11pt" style:font-style-asian="italic" style:font-weight-asian="normal" style:font-size-complex="11pt" style:font-style-complex="italic"/>
    </style:style>
    <style:style style:name="P29" style:family="paragraph" style:parent-style-name="List_20_Paragraph" style:list-style-name="WWNum1">
      <style:paragraph-properties fo:margin-top="0cm" fo:margin-bottom="0cm" fo:line-height="150%" fo:text-align="justify" style:justify-single-word="false"/>
    </style:style>
    <style:style style:name="P30" style:family="paragraph" style:parent-style-name="List_20_Paragraph" style:list-style-name="WWNum2" style:master-page-name="">
      <style:paragraph-properties fo:margin-top="0cm" fo:margin-bottom="0cm" fo:line-height="150%" fo:text-align="justify" style:justify-single-word="false" fo:orphans="2" fo:widows="2" style:page-number="auto" style:writing-mode="lr-tb"/>
      <style:text-properties style:font-name="Calibri1" fo:font-size="11pt" fo:font-style="italic" style:font-size-asian="11pt" style:font-style-asian="italic" style:font-size-complex="11pt" style:font-style-complex="italic"/>
    </style:style>
    <style:style style:name="P31" style:family="paragraph" style:parent-style-name="List_20_Paragraph" style:list-style-name="WWNum1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Calibri1" fo:font-size="11pt" fo:font-weight="bold" style:font-size-asian="11pt" style:font-weight-asian="bold" style:font-size-complex="11pt"/>
    </style:style>
    <style:style style:name="P32" style:family="paragraph" style:parent-style-name="List_20_Paragraph" style:list-style-name="WWNum2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List_20_Paragraph" style:list-style-name="WWNum2">
      <style:paragraph-properties fo:margin-left="0.053cm" fo:margin-right="0cm" fo:margin-top="0cm" fo:margin-bottom="0cm" fo:line-height="150%" fo:text-align="justify" style:justify-single-word="false" fo:orphans="2" fo:widows="2" fo:text-indent="-0.053cm" style:auto-text-indent="false" style:writing-mode="lr-tb"/>
      <style:text-properties fo:font-style="italic" style:font-style-asian="italic"/>
    </style:style>
    <style:style style:name="P34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35" style:family="paragraph" style:parent-style-name="Text_20_body" style:list-style-name="L1">
      <style:paragraph-properties fo:margin-left="0cm" fo:margin-right="0cm" fo:margin-top="0cm" fo:margin-bottom="0cm" fo:line-height="115%" fo:text-indent="0cm" style:auto-text-indent="false" fo:background-color="transparent">
        <style:background-image/>
      </style:paragraph-properties>
      <style:text-properties fo:color="#000000" style:font-name="Calibri1" fo:font-size="11pt" fo:background-color="transparent" style:font-size-asian="11pt" style:font-size-complex="11pt"/>
    </style:style>
    <style:style style:name="P36" style:family="paragraph" style:parent-style-name="Text_20_body" style:list-style-name="L2">
      <style:paragraph-properties fo:margin-left="0cm" fo:margin-right="0cm" fo:margin-top="0cm" fo:margin-bottom="0cm" fo:line-height="115%" fo:text-indent="0cm" style:auto-text-indent="false" fo:background-color="transparent">
        <style:background-image/>
      </style:paragraph-properties>
      <style:text-properties fo:color="#000000" style:font-name="Calibri1" fo:font-size="11pt" fo:background-color="transparent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color="#000000" style:font-name="Calibri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Calibri1" fo:font-size="11pt" fo:font-weight="normal" fo:background-color="transparent" style:font-size-asian="11pt" style:font-weight-asian="normal" style:font-size-complex="11pt" style:font-weight-complex="normal"/>
    </style:style>
    <style:style style:name="T5" style:family="text">
      <style:text-properties fo:color="#000000" style:font-name="Calibri1" fo:font-size="11pt" fo:background-color="transparent" style:font-size-asian="11pt" style:font-size-complex="11pt"/>
    </style:style>
    <style:style style:name="T6" style:family="text">
      <style:text-properties fo:color="#000000" style:font-name="Calibri1" fo:font-size="11pt" style:font-size-asian="11pt" style:font-size-complex="11pt"/>
    </style:style>
    <style:style style:name="T7" style:family="text">
      <style:text-properties fo:color="#000000" style:font-name="Calibri1" fo:font-weight="normal" style:font-size-asian="11pt" style:font-weight-asian="normal" style:font-size-complex="11pt" style:font-weight-complex="normal"/>
    </style:style>
    <style:style style:name="T8" style:family="text">
      <style:text-properties fo:color="#000000" fo:font-weight="normal" fo:background-color="transparent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transparent" style:font-style-asian="normal" style:font-style-complex="normal"/>
    </style:style>
    <style:style style:name="T13" style:family="text">
      <style:text-properties fo:background-color="#ffff00"/>
    </style:style>
    <style:style style:name="T14" style:family="text">
      <style:text-properties fo:font-style="italic" fo:font-weight="normal" style:font-style-asian="italic" style:font-weight-asian="normal" style:font-weight-complex="normal"/>
    </style:style>
    <style:style style:name="T15" style:family="text">
      <style:text-properties style:font-name="Calibri1" fo:font-size="11pt" fo:font-weight="bold" fo:background-color="transparent" style:font-size-asian="11pt" style:font-weight-asian="bold" style:font-size-complex="11pt"/>
    </style:style>
    <style:style style:name="T16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Calibri1" fo:font-weight="bold" fo:background-color="transparent" style:font-size-asian="11pt" style:font-weight-asian="bold" style:font-size-complex="11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00ff" style:font-name="Calibri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language="pt" fo:country="BR" fo:font-weight="normal" style:font-weight-asian="normal"/>
    </style:style>
    <style:style style:name="T21" style:family="text">
      <style:text-properties fo:background-color="transparent"/>
    </style:style>
    <style:style style:name="T22" style:family="text">
      <style:text-properties fo:font-variant="normal" fo:text-transform="none" fo:color="#000000" style:font-name="Calibri1" fo:font-size="11pt" fo:letter-spacing="normal" fo:font-style="normal" fo:font-weight="normal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ERIMONIAL DE POSSE DA COMISSÃO DE ÉTICA DE ENFERMAGEM: HOSPITAL NEREU RAMOS</text:p>
      <text:p text:style-name="P7">Data: <text:span text:style-name="T18">06/10/2022 </text:span><text:s text:c="11"/>Horário: <text:span text:style-name="T18">13h30min</text:span></text:p>
      <text:p text:style-name="P7">Local: <text:span text:style-name="T18">Auditório</text:span></text:p>
      <text:p text:style-name="P7"/>
      <text:p text:style-name="P7"/>
      <text:list xml:id="list6583166348866747875" text:style-name="WWNum1">
        <text:list-item>
          <text:p text:style-name="P24">Abertura</text:p>
        </text:list-item>
      </text:list>
      <text:p text:style-name="P9"><text:span text:style-name="T9">Thâmy:</text:span> Senhores e Senhoras, boa tarde. É com grande satisfação que o Conselho Regional de Enfermagem de Santa Catarina dá início à cerimônia de posse da Comissão de Ética de Enfermagem do Hospital Nereu Ramos.</text:p>
      <text:p text:style-name="P9">A Comissão de Ética é um órgão representante do COREN/SC nas questões éticas dos profissionais de Enfermagem, que tem como finalidade a orientação, a conscientização, o assessoramento, a emissão de pareceres e a compilação de fatos relacionados ao exercício ético-profissional da categoria da instituição. Agradecendo a presença d<text:span text:style-name="T16">e todos</text:span><text:span text:style-name="T3">, convidamos para assistir ao Vídeo Institucional do Coren/SC.</text:span></text:p>
      <text:p text:style-name="P9"><text:a xlink:type="simple" xlink:href="https://drive.google.com/file/d/1fFIdWAh5qZcM0o_eGkm2I6hmGNxYN6Qv/view?usp=sharing" text:style-name="Internet_20_link" text:visited-style-name="Visited_20_Internet_20_Link"><text:span text:style-name="T19">https://drive.google.com/file/d/1fFIdWAh5qZcM0o_eGkm2I6hmGNxYN6Qv/view?usp=sharing</text:span></text:a><text:span text:style-name="T3"> </text:span></text:p>
      <text:p text:style-name="P8"/>
      <text:p text:style-name="P8"/>
      <text:list xml:id="list28292420" text:continue-numbering="true" text:style-name="WWNum1">
        <text:list-item>
          <text:p text:style-name="P25">Composição da Mesa</text:p>
        </text:list-item>
      </text:list>
      <text:p text:style-name="P10"><text:span text:style-name="T9">Thâmy: </text:span>Convidamos para compor a mesa as seguintes autoridades:</text:p>
      <text:p text:style-name="P11"/>
      <text:list xml:id="list6379285061621609331" text:style-name="L1">
        <text:list-header>
          <text:p text:style-name="P35">Presidente do Coren/SC – ou representante. Sr.(a) - <text:span text:style-name="T13">– Enf°</text:span></text:p>
          <text:p text:style-name="P35">Coordenador(a) da Comissão de Ética do Coren/SC – ou representante Sr.(a) <text:span text:style-name="T13">– Enf° <text:s/></text:span></text:p>
        </text:list-header>
      </text:list>
      <text:p text:style-name="P18">Representante da Direção do HNR – Sra. Bárbara Mauricio Caetano Leite</text:p>
      <text:p text:style-name="P18">Gerente de Enfermagem do HNR: Enf° Elizandra Faria de Andrade</text:p>
      <text:list xml:id="list3758093989954220177" text:style-name="L2">
        <text:list-header>
          <text:p text:style-name="P36">Presidente da Comissão de Ética mandato 2019-2022: Enf°. <text:span text:style-name="T11">Tatiana Rassele/Aline Carla Kuhnen Grudtner</text:span></text:p>
          <text:p text:style-name="P36">Representante da Comissão de Ética de Enfermagem da instituição que será empossada<text:span text:style-name="T11">: Enf° Kelly Luciana de Freitas Chaves</text:span></text:p>
        </text:list-header>
      </text:list>
      <text:p text:style-name="P19">Enfermeiro(a) Fiscal Sr.(a) (titulação e nome) –</text:p>
      <text:p text:style-name="P18"/>
      <text:p text:style-name="P10"/>
      <text:p text:style-name="P9"/>
      <text:p text:style-name="P16"><text:soft-page-break/></text:p>
      <text:list xml:id="list28288226" text:continue-list="list28292420" text:style-name="WWNum1">
        <text:list-item>
          <text:p text:style-name="P25">Registro de Presença</text:p>
        </text:list-item>
      </text:list>
      <text:p text:style-name="P17"><text:span text:style-name="T17">Thâmy: </text:span><text:span text:style-name="T7">Registramos a presença das seguintes autoridades:</text:span></text:p>
      <text:p text:style-name="P20">Nome: Enfermeira Maria Cristina Garcia Kehrig Salvador </text:p>
      <text:p text:style-name="P20">Cargo: Gerente de Enfermagem do HNR </text:p>
      <text:p text:style-name="P20"/>
      <text:list xml:id="list28308550" text:continue-numbering="true" text:style-name="WWNum1">
        <text:list-header>
          <text:p text:style-name="P26"/>
        </text:list-header>
        <text:list-item>
          <text:p text:style-name="P26">Hino Nacional Brasileiro (hino/imagem da bandeira hasteada na projeção)</text:p>
          <text:p text:style-name="P31"><text:span text:style-name="T21">Thâmy: </text:span><text:span text:style-name="T8">Convidamos os presentes para em posição de respeito acompanhar a execução do Hino Nacional</text:span></text:p>
        </text:list-item>
      </text:list>
      <text:p text:style-name="P13"/>
      <text:p text:style-name="P13"/>
      <text:list xml:id="list28314524" text:continue-numbering="true" text:style-name="WWNum1">
        <text:list-item>
          <text:p text:style-name="P26">Pronunciamentos</text:p>
        </text:list-item>
      </text:list>
      <text:p text:style-name="P9"><text:span text:style-name="T15">Thâmy: </text:span>Convidamos a Gerente de Enfermagem <text:s/>Enf° Elizandra Faria de Andrade para fazer uso da palavra.</text:p>
      <text:p text:style-name="P9">Com a palavra a <text:span text:style-name="T5">Representante da Direção do HNR – Sra. Bárbara Mauricio Caetano Leite.</text:span></text:p>
      <text:p text:style-name="P21">Para fazer uso da palavra, convidamos a <text:span text:style-name="T21">Enf° Tatiana Rassele/</text:span><text:span text:style-name="T12">Aline Carla Kuhnen Grudtner</text:span><text:span text:style-name="T21"> representante da comissão de ética do mandato anterior </text:span>para apresentar um breve histórico da Comissão de Ética na instituição, e os atuais eleitos.</text:p>
      <text:p text:style-name="P9">Com a palavra a Coordenadora da Comissão de Ética do Coren/SC.</text:p>
      <text:p text:style-name="P9"/>
      <text:p text:style-name="P9"/>
      <text:list xml:id="list28300424" text:continue-numbering="true" text:style-name="WWNum1">
        <text:list-item>
          <text:p text:style-name="P29"><text:s/><text:span text:style-name="T9">Posse</text:span></text:p>
        </text:list-item>
      </text:list>
      <text:p text:style-name="P14">Thâmy: <text:span text:style-name="T18">Neste momento vamos proceder à posse da Comissão de Ética de Enfermagem do Hospital Nereu Ramos de Florianópolis – SC.</text:span></text:p>
      <text:p text:style-name="P22"><text:span text:style-name="T10">Coordenadora da Comissão de Ética do Coren/SC:</text:span> 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<text:soft-page-break/>instituições com serviço de Enfermagem; Decisão Coren-SC nº 011/2014, homologada pela decisão Cofen nº 117/2015, que aprovou o regimento interno do Coren-SC; decisão Coren-SC nº 055, de 28/10/2021, que atualizou o Regimento Interno da Comissão de Ética do Coren-SC (CEC-SC).</text:p>
      <text:p text:style-name="P22"/>
      <text:p text:style-name="P22"><text:span text:style-name="T9">Thâmy: </text:span>Convidamos <text:span text:style-name="T13">o(a) Presidente do Coren/SC (nome) ou Representante (nome)</text:span> para empossar os novos membros da Comissão de Ética do Hospital Nereu Ramos de Florianópolis – SC.</text:p>
      <text:list xml:id="list1282393683199932866" text:style-name="WWNum2">
        <text:list-header>
          <text:p text:style-name="P33"><text:s text:c="7"/></text:p>
        </text:list-header>
        <text:list-item>
          <text:p text:style-name="P30">Enfª Kelly Luciana De Freitas Chaves</text:p>
        </text:list-item>
        <text:list-item>
          <text:p text:style-name="P27">Enf° Sabrina Vieira Nandi</text:p>
        </text:list-item>
        <text:list-item>
          <text:p text:style-name="P27">Enf° <text:span text:style-name="T20">Danton Carlos De Carvalho Júnior</text:span></text:p>
        </text:list-item>
        <text:list-item>
          <text:p text:style-name="P27">Tec. de Enfermagem: Maria Cristina Cabral</text:p>
        </text:list-item>
        <text:list-item>
          <text:p text:style-name="P27">Tec. de Enfermagem: <text:span text:style-name="T20">Fernanda Espindola Oliveira</text:span></text:p>
        </text:list-item>
        <text:list-item>
          <text:p text:style-name="P27">Tec. de Enfermagem: <text:span text:style-name="T20">Vanessa Castro Vieira Madalena</text:span></text:p>
        </text:list-item>
        <text:list-item>
          <text:p text:style-name="P28">Tec. de Enfermagem: Viviane Gomes Corrêa</text:p>
        </text:list-item>
        <text:list-item>
          <text:p text:style-name="P27">Aux. de Enfermagem: Rinaldo Bitencourt Patricio</text:p>
        </text:list-item>
      </text:list>
      <text:p text:style-name="P12"/>
      <text:list xml:id="list28290734" text:continue-numbering="true" text:style-name="WWNum2">
        <text:list-header>
          <text:p text:style-name="P32">Thâmy: <text:span text:style-name="T18">Convidamos a Enfermeira </text:span><text:span text:style-name="T14">Kelly Luciana de Freitas Chaves</text:span><text:span text:style-name="T18"> - representante da Comissão de Ética empossada para pronunciamento.</text:span></text:p>
        </text:list-header>
      </text:list>
      <text:list xml:id="list28286061" text:continue-list="list28300424" text:style-name="WWNum1">
        <text:list-item>
          <text:p text:style-name="P25">Encerramento: </text:p>
        </text:list-item>
      </text:list>
      <text:p text:style-name="P9">Declaramos encerrada a cerimônia de posse. Informamos que os membros da comissão empossada devem permanecer no local para reunião de instruções com a Comissão de Ética do <text:span text:style-name="T18">COREN/SC. </text:span></text:p>
      <text:p text:style-name="P15">Neste momento pós cerimônia, convidamos a todos os presentes para um café elaborado pelas mãos de nossos profissionais da enfermagem do HNR. Mas antes, em forma de agradecimento, solicitamos aos profissionais que elaboraram o café para vir até a frente do auditório e registrar este momento.</text:p>
      <text:p text:style-name="P15"/>
      <text:p text:style-name="P15"><text:soft-page-break/>Desfrutem.</text:p>
      <text:p text:style-name="P9"/>
      <text:p text:style-name="P9">Att,</text:p>
      <text:p text:style-name="P9">Enfª Thâmy Canova Da Correggio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3.122cm" table:align="left" style:writing-mode="lr-tb"/>
    </style:style>
    <style:style style:name="Tabela1.A" style:family="table-column">
      <style:table-column-properties style:column-width="0.582cm"/>
    </style:style>
    <style:style style:name="Tabela1.B" style:family="table-column">
      <style:table-column-properties style:column-width="2.54cm"/>
    </style:style>
    <style:style style:name="Tabela1.A1" style:family="table-cell">
      <style:table-cell-properties style:vertical-align="middle"/>
    </style:style>
    <style:style style:name="MP1" style:family="paragraph" style:parent-style-name="Text_20_body" style:master-page-name="">
      <style:paragraph-properties fo:margin-left="2.91cm" fo:margin-right="0cm" fo:margin-top="0cm" fo:margin-bottom="0cm" fo:line-height="100%" fo:orphans="2" fo:widows="2" fo:text-indent="0cm" style:auto-text-indent="false" style:page-number="auto" style:writing-mode="lr-tb"/>
      <style:text-properties fo:color="#000000" fo:font-weight="bold"/>
    </style:style>
    <style:style style:name="MP2" style:family="paragraph" style:parent-style-name="Table_20_Contents">
      <style:text-properties fo:font-size="2pt" style:font-size-asian="2pt" style:font-size-complex="2pt"/>
    </style:style>
    <style:style style:name="MP3" style:family="paragraph" style:parent-style-name="Text_20_body" style:master-page-name="">
      <style:paragraph-properties fo:margin-left="3.493cm" fo:margin-right="0cm" fo:margin-top="0cm" fo:margin-bottom="0cm" fo:line-height="100%" fo:orphans="2" fo:widows="2" fo:text-indent="0cm" style:auto-text-indent="false" style:page-number="auto" style:writing-mode="lr-tb"/>
    </style:style>
    <style:style style:name="MP4" style:family="paragraph" style:parent-style-name="Text_20_body">
      <style:paragraph-properties fo:margin-left="3.493cm" fo:margin-right="0cm" fo:margin-top="0cm" fo:margin-bottom="0cm" fo:line-height="100%" fo:orphans="2" fo:widows="2" fo:text-indent="0cm" style:auto-text-indent="false" style:writing-mode="lr-tb"/>
    </style:style>
    <style:style style:name="MP5" style:family="paragraph" style:parent-style-name="Text_20_body">
      <style:paragraph-properties fo:margin-left="3.493cm" fo:margin-right="0cm" fo:margin-top="0cm" fo:margin-bottom="0cm" fo:line-height="100%" fo:orphans="2" fo:widows="2" fo:text-indent="0cm" style:auto-text-indent="false" style:writing-mode="lr-tb"/>
      <style:text-properties fo:color="#000000" fo:font-weight="bold"/>
    </style:style>
    <style:style style:name="MP6" style:family="paragraph" style:parent-style-name="Text_20_body">
      <style:paragraph-properties fo:margin-left="2.91cm" fo:margin-right="0cm" fo:margin-top="0cm" fo:margin-bottom="0cm" fo:line-height="100%" fo:orphans="2" fo:widows="2" fo:text-indent="0cm" style:auto-text-indent="false" style:writing-mode="lr-tb"/>
      <style:text-properties fo:color="#000000" fo:font-weight="bold"/>
    </style:style>
    <style:style style:name="MT1" style:family="text">
      <style:text-properties fo:color="#000000" fo:font-weight="bold"/>
    </style:style>
    <style:style style:name="MT2" style:family="text">
      <style:text-properties fo:color="#000000"/>
    </style:style>
    <style:style style:name="M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left" style:horizontal-rel="paragraph" fo:padding="0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width="3.122cm" draw:z-index="3"><draw:text-box fo:min-height="0.041cm"><table:table table:name="Tabela1" table:style-name="Tabela1"><table:table-column table:style-name="Tabela1.A"/><table:table-column table:style-name="Tabela1.B"/><table:table-row><table:table-cell table:style-name="Tabela1.A1" office:value-type="string"><text:p text:style-name="MP2"/></table:table-cell><table:table-cell office:value-type="string"><text:p text:style-name="MP2"/></table:table-cell></table:table-row><table:table-row><table:table-cell table:style-name="Tabela1.A1" office:value-type="string"><text:p text:style-name="MP2"/></table:table-cell><table:table-cell table:style-name="Tabela1.A1" office:value-type="string"><text:p text:style-name="Table_20_Contents"/></table:table-cell></table:table-row></table:table></draw:text-box></draw:frame><draw:frame draw:style-name="Mfr2" draw:name="figuras1" text:anchor-type="paragraph" svg:x="0cm" svg:y="0cm" svg:width="3.321cm" svg:height="1.614cm" draw:z-index="7"><draw:image xlink:href="Pictures/200000080000159600000B2FE715690B.svm" xlink:type="simple" xlink:show="embed" xlink:actuate="onLoad"/></draw:frame></text:p>
        <text:p text:style-name="MP3"><text:span text:style-name="MT1">ESTADO</text:span><text:span text:style-name="MT2"> </text:span><text:span text:style-name="MT1">DE</text:span><text:span text:style-name="MT2"> </text:span><text:span text:style-name="MT1">SANTA</text:span><text:span text:style-name="MT2"> </text:span><text:span text:style-name="MT1">CATARINA</text:span></text:p>
        <text:p text:style-name="MP4"><text:span text:style-name="MT1">SECRETARIA</text:span><text:span text:style-name="MT2"> </text:span><text:span text:style-name="MT1">DE</text:span><text:span text:style-name="MT2"> </text:span><text:span text:style-name="MT1">ESTADO</text:span><text:span text:style-name="MT2"> </text:span><text:span text:style-name="MT1">DA</text:span><text:span text:style-name="MT2"> </text:span><text:span text:style-name="MT1">SAÚDE</text:span></text:p>
        <text:p text:style-name="MP4"><draw:frame draw:style-name="Mfr2" draw:name="figuras2" text:anchor-type="paragraph" svg:x="0.168cm" svg:y="0.189cm" svg:width="2.813cm" svg:height="1.718cm" draw:z-index="11"><draw:image xlink:href="Pictures/200000A000004C2600002E995E932766.svm" xlink:type="simple" xlink:show="embed" xlink:actuate="onLoad"/></draw:frame><text:span text:style-name="MT1">HOSPITAL</text:span><text:span text:style-name="MT2"> </text:span><text:span text:style-name="MT1">NEREU</text:span><text:span text:style-name="MT2"> </text:span><text:span text:style-name="MT1">RAMOS</text:span></text:p>
        <text:p text:style-name="MP5">UNIDADE ADMINISTRATIVA DESCENTRALIZADA DE GESTÃO DE PESSOAS</text:p>
        <text:p text:style-name="MP5">EDUCAÇÃO PERMANENTE</text:p>
        <text:p text:style-name="MP6"/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adeef</meta:initial-creator>
    <meta:editing-cycles>29</meta:editing-cycles>
    <meta:print-date>2019-07-04T11:22:14.96</meta:print-date>
    <meta:creation-date>2016-03-31T12:22:00</meta:creation-date>
    <dc:date>2022-10-04T08:06:10.86</dc:date>
    <meta:editing-duration>PT3H22M25S</meta:editing-duration>
    <meta:generator>OpenOffice/4.1.6$Win32 OpenOffice.org_project/416m1$Build-9790</meta:generator>
    <meta:document-statistic meta:table-count="1" meta:image-count="2" meta:object-count="0" meta:page-count="4" meta:paragraph-count="52" meta:word-count="698" meta:character-count="4576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